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3c32"/>
    </style:style>
    <style:style style:name="P2" style:family="paragraph" style:parent-style-name="Standard">
      <style:paragraph-properties fo:break-before="page"/>
      <style:text-properties officeooo:paragraph-rsid="00053c32"/>
    </style:style>
    <style:style style:name="P3" style:family="paragraph">
      <loext:graphic-properties draw:fill-color="#ff00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3465a4"/>
    </style:style>
    <style:style style:name="P7" style:family="paragraph">
      <loext:graphic-properties draw:fill-color="#355269"/>
    </style:style>
    <style:style style:name="P8" style:family="paragraph">
      <loext:graphic-properties draw:fill-color="#dee6ef"/>
    </style:style>
    <style:style style:name="P9" style:family="paragraph">
      <loext:graphic-properties draw:fill-color="#eeeeee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gr1" style:family="graphic">
      <style:graphic-properties draw:fill-color="#ff0000" draw:textarea-horizontal-align="justify" draw:textarea-vertical-align="middle" draw:auto-grow-height="false" fo:min-height="5.607cm" fo:min-width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0000" draw:textarea-horizontal-align="justify" draw:textarea-vertical-align="middle" draw:auto-grow-height="false" fo:min-height="2.184cm" fo:min-width="0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00" draw:textarea-horizontal-align="justify" draw:textarea-vertical-align="middle" draw:auto-grow-height="false" fo:min-height="3.043cm" fo:min-width="0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0000" draw:textarea-horizontal-align="justify" draw:textarea-vertical-align="middle" draw:auto-grow-height="false" fo:min-height="3.122cm" fo:min-width="0.2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0000" draw:auto-grow-height="false" fo:min-height="1.529cm" fo:min-width="1.68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0000" draw:auto-grow-height="false" fo:min-height="1.947cm" fo:min-width="3.967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0000" draw:auto-grow-height="false" fo:min-height="1.325cm" fo:min-width="3.09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0000" draw:auto-grow-height="false" fo:min-height="1.623cm" fo:min-width="1.83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0000" draw:auto-grow-height="false" fo:min-height="1.323cm" fo:min-width="2.77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6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9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725cm" fo:min-width="0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753cm" fo:min-width="4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0.667cm" fo:min-width="4.8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ffffff" draw:textarea-horizontal-align="justify" draw:textarea-vertical-align="middle" draw:auto-grow-height="false" fo:min-height="0.783cm" fo:min-width="4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ffffff" draw:textarea-horizontal-align="justify" draw:textarea-vertical-align="middle" draw:auto-grow-height="false" fo:min-height="0.958cm" fo:min-width="4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fill-color="#3465a4" draw:textarea-horizontal-align="justify" draw:textarea-vertical-align="middle" draw:auto-grow-height="false" fo:min-height="7.25cm" fo:min-width="9.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355269" draw:textarea-horizontal-align="justify" draw:textarea-vertical-align="middle" draw:auto-grow-height="false" fo:min-height="1.916cm" fo:min-width="17.9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10.352cm" fo:min-width="17.9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0.7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7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5" style:family="graphic">
      <style:graphic-properties draw:fill-color="#dee6ef" draw:textarea-horizontal-align="justify" draw:textarea-vertical-align="middle" draw:auto-grow-height="false" fo:min-height="1.45cm" fo:min-width="5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fill-color="#dee6ef" draw:textarea-horizontal-align="justify" draw:textarea-vertical-align="middle" draw:auto-grow-height="false" fo:min-height="1.102cm" fo:min-width="3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fill-color="#dee6ef" draw:textarea-horizontal-align="justify" draw:textarea-vertical-align="middle" draw:auto-grow-height="false" fo:min-height="1.072cm" fo:min-width="2.9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fill-color="#dee6ef" draw:textarea-horizontal-align="justify" draw:textarea-vertical-align="middle" draw:auto-grow-height="false" fo:min-height="1.131cm" fo:min-width="3.2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fill-color="#dee6ef" draw:textarea-horizontal-align="justify" draw:textarea-vertical-align="middle" draw:auto-grow-height="false" fo:min-height="1.072cm" fo:min-width="4.1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textarea-horizontal-align="justify" draw:textarea-vertical-align="middle" draw:auto-grow-height="false" fo:min-height="0.813cm" fo:min-width="1.8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1" style:family="graphic">
      <style:graphic-properties draw:fill-color="#ffffff" draw:textarea-horizontal-align="justify" draw:textarea-vertical-align="middle" draw:auto-grow-height="false" fo:min-height="0.841cm" fo:min-width="3.7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fill-color="#ffffff" draw:textarea-horizontal-align="justify" draw:textarea-vertical-align="middle" draw:auto-grow-height="false" fo:min-height="0.783cm" fo:min-width="3.9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fill-color="#355269" draw:textarea-horizontal-align="justify" draw:textarea-vertical-align="middle" draw:auto-grow-height="false" fo:min-height="5.422cm" fo:min-width="8.4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fill-color="#355269" draw:textarea-horizontal-align="justify" draw:textarea-vertical-align="middle" draw:auto-grow-height="false" fo:min-height="1.535cm" fo:min-width="18.6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fill-color="#355269" draw:textarea-horizontal-align="justify" draw:textarea-vertical-align="middle" draw:auto-grow-height="false" fo:min-height="1.508cm" fo:min-width="18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textarea-horizontal-align="justify" draw:textarea-vertical-align="middle" draw:auto-grow-height="false" fo:min-height="10.38cm" fo:min-width="18.6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textarea-horizontal-align="justify" draw:textarea-vertical-align="middle" draw:auto-grow-height="false" fo:min-height="9.423cm" fo:min-width="18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0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1" style:family="graphic">
      <style:graphic-properties draw:stroke="none" svg:stroke-color="#000000"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2" style:family="graphic">
      <style:graphic-properties draw:fill-color="#eeeeee" draw:textarea-horizontal-align="justify" draw:textarea-vertical-align="middle" draw:auto-grow-height="false" fo:min-height="0.725cm" fo:min-width="1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fill-color="#ffffff" draw:textarea-horizontal-align="justify" draw:textarea-vertical-align="middle" draw:auto-grow-height="false" fo:min-height="0.637cm" fo:min-width="4.6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fill-color="#ffffff" draw:textarea-horizontal-align="justify" draw:textarea-vertical-align="middle" draw:auto-grow-height="false" fo:min-height="0.609cm" fo:min-width="4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fill-color="#ffffff" draw:textarea-horizontal-align="justify" draw:textarea-vertical-align="middle" draw:auto-grow-height="false" fo:min-height="0.667cm" fo:min-width="4.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fill-color="#ffffff" draw:textarea-horizontal-align="justify" draw:textarea-vertical-align="middle" draw:auto-grow-height="false" fo:min-height="0.753cm" fo:min-width="4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fill-color="#ffffff" draw:textarea-horizontal-align="justify" draw:textarea-vertical-align="middle" draw:auto-grow-height="false" fo:min-height="0.667cm" fo:min-width="4.4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fill-color="#ffffff" draw:textarea-horizontal-align="justify" draw:textarea-vertical-align="middle" draw:auto-grow-height="false" fo:min-height="0.61cm" fo:min-width="4.3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fill-color="#3465a4" draw:textarea-horizontal-align="justify" draw:textarea-vertical-align="middle" draw:auto-grow-height="false" fo:min-height="7.274cm" fo:min-width="9.7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fill-color="#355269" draw:textarea-horizontal-align="justify" draw:textarea-vertical-align="middle" draw:auto-grow-height="false" fo:min-height="2.148cm" fo:min-width="17.0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textarea-horizontal-align="justify" draw:textarea-vertical-align="middle" draw:auto-grow-height="false" fo:min-height="11.019cm" fo:min-width="17.0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3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6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7" style:family="graphic">
      <style:graphic-properties draw:fill-color="#eeeeee" draw:textarea-horizontal-align="justify" draw:textarea-vertical-align="middle" draw:auto-grow-height="false" fo:min-height="0.635cm" fo:min-width="1.6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8" style:family="graphic">
      <style:graphic-properties draw:fill-color="#ffffff" draw:textarea-horizontal-align="justify" draw:textarea-vertical-align="middle" draw:auto-grow-height="false" fo:min-height="0.679cm" fo:min-width="3.9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9" style:family="graphic">
      <style:graphic-properties draw:fill-color="#ffffff" draw:textarea-horizontal-align="justify" draw:textarea-vertical-align="middle" draw:auto-grow-height="false" fo:min-height="0.605cm" fo:min-width="3.9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0" style:family="graphic">
      <style:graphic-properties draw:fill-color="#355269" draw:textarea-horizontal-align="justify" draw:textarea-vertical-align="middle" draw:auto-grow-height="false" fo:min-height="1.468cm" fo:min-width="16.9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1" style:family="graphic">
      <style:graphic-properties draw:fill-color="#3465a4" draw:textarea-horizontal-align="justify" draw:textarea-vertical-align="middle" draw:auto-grow-height="false" fo:min-height="5.186cm" fo:min-width="7.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2" style:family="graphic">
      <style:graphic-properties draw:textarea-horizontal-align="justify" draw:textarea-vertical-align="middle" draw:auto-grow-height="false" fo:min-height="10.16cm" fo:min-width="16.9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72" svg:width="16.962cm" svg:height="10.161cm" svg:x="0.118cm" svg:y="0.684cm"><text:p/><draw:enhanced-geometry svg:viewBox="0 0 21600 21600" draw:type="rectangle" draw:enhanced-path="M 0 0 L 21600 0 21600 21600 0 21600 0 0 Z N"/></draw:custom-shape><draw:custom-shape text:anchor-type="paragraph" draw:z-index="1" draw:name="Shape 2" draw:style-name="gr71" draw:text-style-name="P6" svg:width="7.621cm" svg:height="5.187cm" svg:x="4.627cm" svg:y="3.104cm"><text:p/><draw:enhanced-geometry svg:viewBox="0 0 21600 21600" draw:type="rectangle" draw:enhanced-path="M 0 0 L 21600 0 21600 21600 0 21600 0 0 Z N"/></draw:custom-shape><draw:custom-shape text:anchor-type="paragraph" draw:z-index="2" draw:name="Shape 3" draw:style-name="gr70" draw:text-style-name="P7" svg:width="16.962cm" svg:height="1.468cm" svg:x="0.118cm" svg:y="0.684cm"><text:p/><draw:enhanced-geometry svg:viewBox="0 0 21600 21600" draw:type="rectangle" draw:enhanced-path="M 0 0 L 21600 0 21600 21600 0 21600 0 0 Z N"/></draw:custom-shape><draw:custom-shape text:anchor-type="paragraph" draw:z-index="3" draw:name="Shape 4" draw:style-name="gr69" draw:text-style-name="P5" svg:width="3.962cm" svg:height="0.606cm" svg:x="7.184cm" svg:y="4.29cm"><text:p/><draw:enhanced-geometry svg:viewBox="0 0 21600 21600" draw:type="rectangle" draw:enhanced-path="M 0 0 L 21600 0 21600 21600 0 21600 0 0 Z N"/></draw:custom-shape><draw:custom-shape text:anchor-type="paragraph" draw:z-index="4" draw:name="Shape 5" draw:style-name="gr68" draw:text-style-name="P5" svg:width="3.962cm" svg:height="0.68cm" svg:x="7.198cm" svg:y="5.152cm"><text:p/><draw:enhanced-geometry svg:viewBox="0 0 21600 21600" draw:type="rectangle" draw:enhanced-path="M 0 0 L 21600 0 21600 21600 0 21600 0 0 Z N"/></draw:custom-shape><draw:custom-shape text:anchor-type="paragraph" draw:z-index="5" draw:name="Shape 6" draw:style-name="gr67" draw:text-style-name="P9" svg:width="1.618cm" svg:height="0.636cm" svg:x="6.202cm" svg:y="6.542cm"><text:p/><draw:enhanced-geometry svg:viewBox="0 0 21600 21600" draw:type="rectangle" draw:enhanced-path="M 0 0 L 21600 0 21600 21600 0 21600 0 0 Z N"/></draw:custom-shape><draw:frame text:anchor-type="paragraph" draw:z-index="6" draw:name="Text Frame 1" draw:style-name="gr66" draw:text-style-name="P4" svg:width="1.557cm" svg:height="0.56cm" svg:x="5.069cm" svg:y="4.336cm"><draw:text-box><text:p>Email:</text:p></draw:text-box></draw:frame><draw:frame text:anchor-type="paragraph" draw:z-index="7" draw:name="Text Frame 2" draw:style-name="gr65" draw:text-style-name="P4" svg:width="1.98cm" svg:height="0.606cm" svg:x="5.008cm" svg:y="5.196cm"><draw:text-box><text:p>Password:</text:p></draw:text-box></draw:frame><draw:frame text:anchor-type="paragraph" draw:z-index="8" draw:name="Text Frame 3" draw:style-name="gr64" draw:text-style-name="P4" svg:width="1.301cm" svg:height="0.489cm" svg:x="6.519cm" svg:y="6.634cm"><draw:text-box><text:p>Login</text:p></draw:text-box></draw:frame><draw:frame text:anchor-type="paragraph" draw:z-index="9" draw:name="Text Frame 4" draw:style-name="gr63" draw:text-style-name="P4" svg:width="2.193cm" svg:height="0.489cm" svg:x="8.772cm" svg:y="6.694cm"><draw:text-box><text:p>Register</text:p></draw:text-box></draw:frame><draw:frame text:anchor-type="paragraph" draw:z-index="10" draw:name="Text Frame 5" draw:style-name="gr50" draw:text-style-name="P4" svg:width="8.452cm" svg:height="0.668cm" svg:x="0.669cm" svg:y="1.485cm"><draw:text-box><text:p>Nevon Blood Donation System</text:p></draw:text-box></draw:frame><draw:frame text:anchor-type="paragraph" draw:z-index="11" draw:name="Text Frame 6" draw:style-name="gr62" draw:text-style-name="P11" svg:width="2.587cm" svg:height="0.976cm" svg:x="13.534cm" svg:y="1.598cm"><draw:text-box><text:p text:style-name="P10"><text:span text:style-name="T1">Admin login</text:span></text:p></draw:text-box></draw:frame><draw:custom-shape text:anchor-type="paragraph" draw:z-index="12" draw:name="Shape 7" draw:style-name="gr61" svg:width="17.022cm" svg:height="11.02cm" svg:x="0.09cm" svg:y="12.629cm"><text:p/><draw:enhanced-geometry svg:viewBox="0 0 21600 21600" draw:type="rectangle" draw:enhanced-path="M 0 0 L 21600 0 21600 21600 0 21600 0 0 Z N"/></draw:custom-shape><draw:custom-shape text:anchor-type="paragraph" draw:z-index="13" draw:name="Shape 8" draw:style-name="gr60" draw:text-style-name="P7" svg:width="17.022cm" svg:height="2.149cm" svg:x="0.09cm" svg:y="12.629cm"><text:p/><draw:enhanced-geometry svg:viewBox="0 0 21600 21600" draw:type="rectangle" draw:enhanced-path="M 0 0 L 21600 0 21600 21600 0 21600 0 0 Z N"/></draw:custom-shape><draw:custom-shape text:anchor-type="paragraph" draw:z-index="14" draw:name="Shape 9" draw:style-name="gr59" draw:text-style-name="P6" svg:width="9.773cm" svg:height="7.275cm" svg:x="3.918cm" svg:y="15.939cm"><text:p/><draw:enhanced-geometry svg:viewBox="0 0 21600 21600" draw:type="rectangle" draw:enhanced-path="M 0 0 L 21600 0 21600 21600 0 21600 0 0 Z N"/></draw:custom-shape><draw:custom-shape text:anchor-type="paragraph" draw:z-index="15" draw:name="Shape 10" draw:style-name="gr58" draw:text-style-name="P5" svg:width="4.379cm" svg:height="0.611cm" svg:x="7.02cm" svg:y="16.688cm"><text:p/><draw:enhanced-geometry svg:viewBox="0 0 21600 21600" draw:type="rectangle" draw:enhanced-path="M 0 0 L 21600 0 21600 21600 0 21600 0 0 Z N"/></draw:custom-shape><draw:custom-shape text:anchor-type="paragraph" draw:z-index="16" draw:name="Shape 11" draw:style-name="gr57" draw:text-style-name="P5" svg:width="4.409cm" svg:height="0.668cm" svg:x="6.962cm" svg:y="17.646cm"><text:p/><draw:enhanced-geometry svg:viewBox="0 0 21600 21600" draw:type="rectangle" draw:enhanced-path="M 0 0 L 21600 0 21600 21600 0 21600 0 0 Z N"/></draw:custom-shape><draw:custom-shape text:anchor-type="paragraph" draw:z-index="17" draw:name="Shape 12" draw:style-name="gr56" draw:text-style-name="P5" svg:width="4.437cm" svg:height="0.754cm" svg:x="6.934cm" svg:y="18.632cm"><text:p/><draw:enhanced-geometry svg:viewBox="0 0 21600 21600" draw:type="rectangle" draw:enhanced-path="M 0 0 L 21600 0 21600 21600 0 21600 0 0 Z N"/></draw:custom-shape><draw:custom-shape text:anchor-type="paragraph" draw:z-index="18" draw:name="Shape 13" draw:style-name="gr55" draw:text-style-name="P5" svg:width="4.351cm" svg:height="0.668cm" svg:x="7.02cm" svg:y="19.763cm"><text:p/><draw:enhanced-geometry svg:viewBox="0 0 21600 21600" draw:type="rectangle" draw:enhanced-path="M 0 0 L 21600 0 21600 21600 0 21600 0 0 Z N"/></draw:custom-shape><draw:custom-shape text:anchor-type="paragraph" draw:z-index="19" draw:name="Shape 14" draw:style-name="gr54" draw:text-style-name="P5" svg:width="4.437cm" svg:height="0.609cm" svg:x="7.05cm" svg:y="20.807cm"><text:p/><draw:enhanced-geometry svg:viewBox="0 0 21600 21600" draw:type="rectangle" draw:enhanced-path="M 0 0 L 21600 0 21600 21600 0 21600 0 0 Z N"/></draw:custom-shape><draw:custom-shape text:anchor-type="paragraph" draw:z-index="20" draw:name="Shape 15" draw:style-name="gr53" draw:text-style-name="P5" svg:width="4.612cm" svg:height="0.638cm" svg:x="6.934cm" svg:y="21.832cm"><text:p/><draw:enhanced-geometry svg:viewBox="0 0 21600 21600" draw:type="rectangle" draw:enhanced-path="M 0 0 L 21600 0 21600 21600 0 21600 0 0 Z N"/></draw:custom-shape><draw:custom-shape text:anchor-type="paragraph" draw:z-index="21" draw:name="Shape 16" draw:style-name="gr52" draw:text-style-name="P9" svg:width="1.015cm" svg:height="0.726cm" svg:x="12.009cm" svg:y="21.86cm"><text:p/><draw:enhanced-geometry svg:viewBox="0 0 21600 21600" draw:type="rectangle" draw:enhanced-path="M 0 0 L 21600 0 21600 21600 0 21600 0 0 Z N"/></draw:custom-shape><draw:frame text:anchor-type="paragraph" draw:z-index="22" draw:name="Text Frame 7" draw:style-name="gr29" draw:text-style-name="P4" svg:width="1.913cm" svg:height="0.726cm" svg:x="4.47cm" svg:y="16.596cm"><draw:text-box><text:p>First name</text:p></draw:text-box></draw:frame><draw:frame text:anchor-type="paragraph" draw:z-index="23" draw:name="Text Frame 8" draw:style-name="gr51" draw:text-style-name="P4" svg:width="2.061cm" svg:height="0.639cm" svg:x="4.526cm" svg:y="17.632cm"><draw:text-box><text:p>Last name</text:p></draw:text-box></draw:frame><draw:frame text:anchor-type="paragraph" draw:z-index="24" draw:name="Text Frame 9" draw:style-name="gr50" draw:text-style-name="P4" svg:width="2.031cm" svg:height="0.668cm" svg:x="4.498cm" svg:y="18.676cm"><draw:text-box><text:p>Phone</text:p></draw:text-box></draw:frame><draw:frame text:anchor-type="paragraph" draw:z-index="25" draw:name="Text Frame 10" draw:style-name="gr49" draw:text-style-name="P4" svg:width="2.059cm" svg:height="0.696cm" svg:x="4.5cm" svg:y="19.72cm"><draw:text-box><text:p>Email</text:p></draw:text-box></draw:frame><draw:frame text:anchor-type="paragraph" draw:z-index="26" draw:name="Text Frame 11" draw:style-name="gr48" draw:text-style-name="P4" svg:width="1.973cm" svg:height="0.581cm" svg:x="4.526cm" svg:y="20.874cm"><draw:text-box><text:p>Password</text:p></draw:text-box></draw:frame><draw:frame text:anchor-type="paragraph" draw:z-index="27" draw:name="Text Frame 12" draw:style-name="gr14" draw:text-style-name="P4" svg:width="2.234cm" svg:height="0.976cm" svg:x="4.556cm" svg:y="21.918cm"><draw:text-box><text:p>Conform password</text:p></draw:text-box></draw:frame><draw:frame text:anchor-type="paragraph" draw:z-index="28" draw:name="Text Frame 13" draw:style-name="gr48" draw:text-style-name="P4" svg:width="0.87cm" svg:height="0.581cm" svg:x="12.153cm" svg:y="22.005cm"><draw:text-box><text:p>-&gt;</text:p></draw:text-box></draw:frame><draw:frame text:anchor-type="paragraph" draw:z-index="64" draw:name="Text Frame 28" draw:style-name="gr13" draw:text-style-name="P4" svg:width="7.076cm" svg:height="1.006cm" svg:x="0.496cm" svg:y="13.772cm"><draw:text-box><text:p>Nevon Blood Donation System</text:p></draw:text-box></draw:frame><draw:custom-shape text:anchor-type="paragraph" draw:z-index="68" draw:name="Shape 38" draw:style-name="gr9" draw:text-style-name="P3" svg:width="3.075cm" svg:height="1.624cm" svg:x="8.151cm" svg:y="6.18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69" draw:name="Shape 39" draw:style-name="gr8" draw:text-style-name="P3" svg:width="2.204cm" svg:height="1.99cm" svg:x="11.486cm" svg:y="21.22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3" draw:name="Shape 43" draw:style-name="gr4" draw:text-style-name="P3" svg:width="0.581cm" svg:height="3.567cm" svg:x="8.498cm" svg:y="8.56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4" draw:name="Shape 44" draw:style-name="gr3" draw:text-style-name="P3" svg:width="0.87cm" svg:height="3.477cm" svg:x="7.89cm" svg:y="23.6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29" draw:name="Shape 17" draw:style-name="gr47" svg:width="18.848cm" svg:height="9.423cm" svg:x="-0.78cm" svg:y="-0.379cm"><text:p/><draw:enhanced-geometry svg:viewBox="0 0 21600 21600" draw:type="rectangle" draw:enhanced-path="M 0 0 L 21600 0 21600 21600 0 21600 0 0 Z N"/></draw:custom-shape><draw:custom-shape text:anchor-type="paragraph" draw:z-index="30" draw:name="Shape 18" draw:style-name="gr46" svg:width="18.643cm" svg:height="10.381cm" svg:x="-0.691cm" svg:y="10.758cm"><text:p/><draw:enhanced-geometry svg:viewBox="0 0 21600 21600" draw:type="rectangle" draw:enhanced-path="M 0 0 L 21600 0 21600 21600 0 21600 0 0 Z N"/></draw:custom-shape><draw:custom-shape text:anchor-type="paragraph" draw:z-index="31" draw:name="Shape 19" draw:style-name="gr45" draw:text-style-name="P7" svg:width="18.848cm" svg:height="1.509cm" svg:x="-0.78cm" svg:y="-0.379cm"><text:p/><draw:enhanced-geometry svg:viewBox="0 0 21600 21600" draw:type="rectangle" draw:enhanced-path="M 0 0 L 21600 0 21600 21600 0 21600 0 0 Z N"/></draw:custom-shape><draw:custom-shape text:anchor-type="paragraph" draw:z-index="32" draw:name="Shape 20" draw:style-name="gr44" draw:text-style-name="P7" svg:width="18.643cm" svg:height="1.535cm" svg:x="-0.691cm" svg:y="10.758cm"><text:p/><draw:enhanced-geometry svg:viewBox="0 0 21600 21600" draw:type="rectangle" draw:enhanced-path="M 0 0 L 21600 0 21600 21600 0 21600 0 0 Z N"/></draw:custom-shape><draw:custom-shape text:anchor-type="paragraph" draw:z-index="33" draw:name="Shape 21" draw:style-name="gr43" draw:text-style-name="P7" svg:width="8.496cm" svg:height="5.423cm" svg:x="4.237cm" svg:y="2.318cm"><text:p/><draw:enhanced-geometry svg:viewBox="0 0 21600 21600" draw:type="rectangle" draw:enhanced-path="M 0 0 L 21600 0 21600 21600 0 21600 0 0 Z N"/></draw:custom-shape><draw:custom-shape text:anchor-type="paragraph" draw:z-index="34" draw:name="Shape 22" draw:style-name="gr42" draw:text-style-name="P5" svg:width="3.915cm" svg:height="0.784cm" svg:x="7.687cm" svg:y="3.535cm"><text:p/><draw:enhanced-geometry svg:viewBox="0 0 21600 21600" draw:type="rectangle" draw:enhanced-path="M 0 0 L 21600 0 21600 21600 0 21600 0 0 Z N"/></draw:custom-shape><draw:custom-shape text:anchor-type="paragraph" draw:z-index="35" draw:name="Shape 23" draw:style-name="gr41" draw:text-style-name="P5" svg:width="3.77cm" svg:height="0.842cm" svg:x="7.92cm" svg:y="4.898cm"><text:p/><draw:enhanced-geometry svg:viewBox="0 0 21600 21600" draw:type="rectangle" draw:enhanced-path="M 0 0 L 21600 0 21600 21600 0 21600 0 0 Z N"/></draw:custom-shape><draw:custom-shape text:anchor-type="paragraph" draw:z-index="36" draw:name="Shape 24" draw:style-name="gr40" svg:width="1.826cm" svg:height="0.814cm" svg:x="5.542cm" svg:y="6.376cm"><text:p>Login</text:p><draw:enhanced-geometry svg:viewBox="0 0 21600 21600" draw:type="rectangle" draw:enhanced-path="M 0 0 L 21600 0 21600 21600 0 21600 0 0 Z N"/></draw:custom-shape><draw:custom-shape text:anchor-type="paragraph" draw:z-index="37" draw:name="Shape 25" draw:style-name="gr39" draw:text-style-name="P8" svg:width="4.148cm" svg:height="1.073cm" svg:x="0.873cm" svg:y="13.194cm"><text:p/><draw:enhanced-geometry svg:viewBox="0 0 21600 21600" draw:type="rectangle" draw:enhanced-path="M 0 0 L 21600 0 21600 21600 0 21600 0 0 Z N"/></draw:custom-shape><draw:custom-shape text:anchor-type="paragraph" draw:z-index="38" draw:name="Shape 26" draw:style-name="gr38" draw:text-style-name="P8" svg:width="3.248cm" svg:height="1.131cm" svg:x="5.629cm" svg:y="13.194cm"><text:p/><draw:enhanced-geometry svg:viewBox="0 0 21600 21600" draw:type="rectangle" draw:enhanced-path="M 0 0 L 21600 0 21600 21600 0 21600 0 0 Z N"/></draw:custom-shape><draw:custom-shape text:anchor-type="paragraph" draw:z-index="39" draw:name="Shape 27" draw:style-name="gr37" draw:text-style-name="P8" svg:width="2.957cm" svg:height="1.073cm" svg:x="9.892cm" svg:y="13.252cm"><text:p/><draw:enhanced-geometry svg:viewBox="0 0 21600 21600" draw:type="rectangle" draw:enhanced-path="M 0 0 L 21600 0 21600 21600 0 21600 0 0 Z N"/></draw:custom-shape><draw:custom-shape text:anchor-type="paragraph" draw:z-index="40" draw:name="Shape 28" draw:style-name="gr36" draw:text-style-name="P8" svg:width="3.162cm" svg:height="1.103cm" svg:x="13.631cm" svg:y="13.194cm"><text:p/><draw:enhanced-geometry svg:viewBox="0 0 21600 21600" draw:type="rectangle" draw:enhanced-path="M 0 0 L 21600 0 21600 21600 0 21600 0 0 Z N"/></draw:custom-shape><draw:custom-shape text:anchor-type="paragraph" draw:z-index="41" draw:name="Shape 29" draw:style-name="gr35" draw:text-style-name="P8" svg:width="5.192cm" svg:height="1.451cm" svg:x="6.817cm" svg:y="14.991cm"><text:p/><draw:enhanced-geometry svg:viewBox="0 0 21600 21600" draw:type="rectangle" draw:enhanced-path="M 0 0 L 21600 0 21600 21600 0 21600 0 0 Z N"/></draw:custom-shape><draw:frame text:anchor-type="paragraph" draw:z-index="42" draw:name="Text Frame 14" draw:style-name="gr34" draw:text-style-name="P4" svg:width="1.885cm" svg:height="0.782cm" svg:x="4.934cm" svg:y="3.597cm"><draw:text-box><text:p>Email</text:p></draw:text-box></draw:frame><draw:frame text:anchor-type="paragraph" draw:z-index="43" draw:name="Text Frame 15" draw:style-name="gr11" draw:text-style-name="P4" svg:width="1.915cm" svg:height="0.754cm" svg:x="5.251cm" svg:y="4.93cm"><draw:text-box><text:p>Password</text:p></draw:text-box></draw:frame><draw:frame text:anchor-type="paragraph" draw:z-index="44" draw:name="Text Frame 16" draw:style-name="gr33" draw:text-style-name="P4" svg:width="2.234cm" svg:height="0.812cm" svg:x="8.876cm" svg:y="6.408cm"><draw:text-box><text:p>register</text:p></draw:text-box></draw:frame><draw:frame text:anchor-type="paragraph" draw:z-index="45" draw:name="Text Frame 17" draw:style-name="gr32" draw:text-style-name="P4" svg:width="3.654cm" svg:height="0.669cm" svg:x="1.076cm" svg:y="13.416cm"><draw:text-box><text:p>Register as doner</text:p></draw:text-box></draw:frame><draw:frame text:anchor-type="paragraph" draw:z-index="46" draw:name="Text Frame 18" draw:style-name="gr31" draw:text-style-name="P4" svg:width="2.814cm" svg:height="0.756cm" svg:x="5.831cm" svg:y="13.33cm"><draw:text-box><text:p>Request Blood</text:p></draw:text-box></draw:frame><draw:frame text:anchor-type="paragraph" draw:z-index="47" draw:name="Text Frame 19" draw:style-name="gr30" draw:text-style-name="P4" svg:width="2.957cm" svg:height="1.324cm" svg:x="9.892cm" svg:y="13.252cm"><draw:text-box><text:p>Check near by camps</text:p></draw:text-box></draw:frame><draw:frame text:anchor-type="paragraph" draw:z-index="48" draw:name="Text Frame 20" draw:style-name="gr29" draw:text-style-name="P4" svg:width="2.437cm" svg:height="0.726cm" svg:x="13.951cm" svg:y="13.361cm"><draw:text-box><text:p>Contact</text:p></draw:text-box></draw:frame><draw:frame text:anchor-type="paragraph" draw:z-index="49" draw:name="Text Frame 21" draw:style-name="gr28" draw:text-style-name="P4" svg:width="4.61cm" svg:height="0.84cm" svg:x="7.137cm" svg:y="15.275cm"><draw:text-box><text:p>Emergency</text:p></draw:text-box></draw:frame><draw:frame text:anchor-type="paragraph" draw:z-index="65" draw:name="Text Frame 29" draw:style-name="gr12" draw:text-style-name="P4" svg:width="8.467cm" svg:height="0.87cm" svg:x="-0.199cm" svg:y="0.035cm"><draw:text-box><text:p>Nevon Blood Donation System</text:p></draw:text-box></draw:frame><draw:frame text:anchor-type="paragraph" draw:z-index="66" draw:name="Text Frame 30" draw:style-name="gr11" draw:text-style-name="P4" svg:width="8.09cm" svg:height="0.754cm" svg:x="-0.344cm" svg:y="11.234cm"><draw:text-box><text:p>Nevon Blood Donation System</text:p></draw:text-box></draw:frame><draw:custom-shape text:anchor-type="paragraph" draw:z-index="70" draw:name="Shape 40" draw:style-name="gr7" draw:text-style-name="P3" svg:width="3.393cm" svg:height="1.625cm" svg:x="5.02cm" svg:y="6.11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1" draw:name="Shape 41" draw:style-name="gr6" draw:text-style-name="P3" svg:width="4.409cm" svg:height="2.389cm" svg:x="5.165cm" svg:y="12.60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5" draw:name="Shape 45" draw:style-name="gr2" draw:text-style-name="P3" svg:width="0.784cm" svg:height="2.495cm" svg:x="8.557cm" svg:y="8.0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name="Shape 46" draw:style-name="gr1" draw:text-style-name="P3" svg:width="1.479cm" svg:height="6.409cm" svg:x="7.05cm" svg:y="20.2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50" draw:name="Shape 30" draw:style-name="gr27" svg:width="17.978cm" svg:height="10.353cm" svg:x="-0.635cm" svg:y="-0.561cm"><text:p/><draw:enhanced-geometry svg:viewBox="0 0 21600 21600" draw:type="rectangle" draw:enhanced-path="M 0 0 L 21600 0 21600 21600 0 21600 0 0 Z N"/></draw:custom-shape><draw:custom-shape text:anchor-type="paragraph" draw:z-index="51" draw:name="Shape 31" draw:style-name="gr26" draw:text-style-name="P7" svg:width="17.978cm" svg:height="1.916cm" svg:x="-0.635cm" svg:y="-0.561cm"><text:p/><draw:enhanced-geometry svg:viewBox="0 0 21600 21600" draw:type="rectangle" draw:enhanced-path="M 0 0 L 21600 0 21600 21600 0 21600 0 0 Z N"/></draw:custom-shape><draw:custom-shape text:anchor-type="paragraph" draw:z-index="52" draw:name="Shape 32" draw:style-name="gr25" draw:text-style-name="P6" svg:width="9.251cm" svg:height="7.25cm" svg:x="3.628cm" svg:y="1.963cm"><text:p/><draw:enhanced-geometry svg:viewBox="0 0 21600 21600" draw:type="rectangle" draw:enhanced-path="M 0 0 L 21600 0 21600 21600 0 21600 0 0 Z N"/></draw:custom-shape><draw:frame text:anchor-type="paragraph" draw:z-index="53" draw:name="Text Frame 22" draw:style-name="gr24" draw:text-style-name="P4" svg:width="8.293cm" svg:height="1.043cm" svg:x="4.237cm" svg:y="2.341cm"><draw:text-box><text:p>To request blood please provide the following details</text:p></draw:text-box></draw:frame><draw:custom-shape text:anchor-type="paragraph" draw:z-index="54" draw:name="Shape 33" draw:style-name="gr23" draw:text-style-name="P5" svg:width="4.698cm" svg:height="0.959cm" svg:x="6.962cm" svg:y="4.225cm"><text:p/><draw:enhanced-geometry svg:viewBox="0 0 21600 21600" draw:type="rectangle" draw:enhanced-path="M 0 0 L 21600 0 21600 21600 0 21600 0 0 Z N"/></draw:custom-shape><draw:custom-shape text:anchor-type="paragraph" draw:z-index="55" draw:name="Shape 34" draw:style-name="gr22" draw:text-style-name="P5" svg:width="4.525cm" svg:height="0.784cm" svg:x="7.049cm" svg:y="5.5cm"><text:p/><draw:enhanced-geometry svg:viewBox="0 0 21600 21600" draw:type="rectangle" draw:enhanced-path="M 0 0 L 21600 0 21600 21600 0 21600 0 0 Z N"/></draw:custom-shape><draw:custom-shape text:anchor-type="paragraph" draw:z-index="56" draw:name="Shape 35" draw:style-name="gr21" draw:text-style-name="P5" svg:width="4.813cm" svg:height="0.668cm" svg:x="6.934cm" svg:y="6.719cm"><text:p/><draw:enhanced-geometry svg:viewBox="0 0 21600 21600" draw:type="rectangle" draw:enhanced-path="M 0 0 L 21600 0 21600 21600 0 21600 0 0 Z N"/></draw:custom-shape><draw:custom-shape text:anchor-type="paragraph" draw:z-index="57" draw:name="Shape 36" draw:style-name="gr20" draw:text-style-name="P5" svg:width="4.379cm" svg:height="0.754cm" svg:x="7.02cm" svg:y="7.791cm"><text:p/><draw:enhanced-geometry svg:viewBox="0 0 21600 21600" draw:type="rectangle" draw:enhanced-path="M 0 0 L 21600 0 21600 21600 0 21600 0 0 Z N"/></draw:custom-shape><draw:custom-shape text:anchor-type="paragraph" draw:z-index="58" draw:name="Shape 37" draw:style-name="gr19" svg:width="0.87cm" svg:height="0.726cm" svg:x="11.776cm" svg:y="7.878cm"><text:p/><draw:enhanced-geometry svg:viewBox="0 0 21600 21600" draw:type="rectangle" draw:enhanced-path="M 0 0 L 21600 0 21600 21600 0 21600 0 0 Z N"/></draw:custom-shape><draw:frame text:anchor-type="paragraph" draw:z-index="59" draw:name="Text Frame 23" draw:style-name="gr18" draw:text-style-name="P4" svg:width="2.204cm" svg:height="0.976cm" svg:x="4.237cm" svg:y="4.196cm"><draw:text-box><text:p>Age of persion</text:p></draw:text-box></draw:frame><draw:frame text:anchor-type="paragraph" draw:z-index="60" draw:name="Text Frame 24" draw:style-name="gr17" draw:text-style-name="P4" svg:width="2.059cm" svg:height="0.553cm" svg:x="4.382cm" svg:y="5.558cm"><draw:text-box><text:p>Dead line</text:p></draw:text-box></draw:frame><draw:frame text:anchor-type="paragraph" draw:z-index="61" draw:name="Text Frame 25" draw:style-name="gr16" draw:text-style-name="P4" svg:width="1.798cm" svg:height="0.609cm" svg:x="4.382cm" svg:y="6.719cm"><draw:text-box><text:p>pincode</text:p></draw:text-box></draw:frame><draw:frame text:anchor-type="paragraph" draw:z-index="62" draw:name="Text Frame 26" draw:style-name="gr15" draw:text-style-name="P4" svg:width="2.147cm" svg:height="0.698cm" svg:x="4.323cm" svg:y="7.819cm"><draw:text-box><text:p>Blood group</text:p></draw:text-box></draw:frame><draw:frame text:anchor-type="paragraph" draw:z-index="63" draw:name="Text Frame 27" draw:style-name="gr14" draw:text-style-name="P4" svg:width="0.639cm" svg:height="0.551cm" svg:x="12.007cm" svg:y="8.052cm"><draw:text-box><text:p>-&gt;</text:p></draw:text-box></draw:frame><draw:frame text:anchor-type="paragraph" draw:z-index="67" draw:name="Text Frame 31" draw:style-name="gr10" draw:text-style-name="P4" svg:width="7.801cm" svg:height="1.045cm" svg:x="-0.229cm" svg:y="-0.044cm"><draw:text-box><text:p>Nevon Blood Donation System</text:p></draw:text-box></draw:frame><draw:custom-shape text:anchor-type="paragraph" draw:z-index="72" draw:name="Shape 42" draw:style-name="gr5" draw:text-style-name="P3" svg:width="2.031cm" svg:height="1.876cm" svg:x="11.34cm" svg:y="7.38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8:54:40.487000000</meta:creation-date>
    <dc:date>2022-03-01T19:44:23.566000000</dc:date>
    <meta:editing-duration>PT1M47S</meta:editing-duration>
    <meta:editing-cycles>1</meta:editing-cycles>
    <meta:document-statistic meta:table-count="0" meta:image-count="0" meta:object-count="0" meta:page-count="5" meta:paragraph-count="0" meta:word-count="0" meta:character-count="0" meta:non-whitespace-character-count="0"/>
    <meta:generator>LibreOffice/7.3.0.3$Windows_X86_64 LibreOffice_project/0f246aa12d0eee4a0f7adcefbf7c878fc2238db3</meta:generator>
  </office:meta>
</office:document-meta>
</file>